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3.1945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2.3366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osma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łady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ogu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z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oż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ernadet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arceli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FemaleAvatar.png</text:p>
          </table:table-cell>
        </table:table-row>
        <table:table-row table:style-name="ro1">
          <table:table-cell office:value-type="string" calcext:value-type="string">
            <text:p>c1f995d8885a570afb0ca50d4c37fd9b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opt/lampp/htdocs/Drive//Avatars/MaleAvatar.png</text:p>
          </table:table-cell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6:15:09.252157136</meta:creation-date>
    <dc:date>2020-11-18T16:16:57.164901102</dc:date>
    <meta:editing-duration>PT1M48S</meta:editing-duration>
    <meta:editing-cycles>1</meta:editing-cycles>
    <meta:document-statistic meta:table-count="1" meta:cell-count="800" meta:object-count="0"/>
    <meta:generator>LibreOffice/6.4.6.2$Linux_X86_64 LibreOffice_project/40$Build-2</meta:generator>
  </office:meta>
</office:document-meta>
</file>